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officeooo:rsid="00033031" officeooo:paragraph-rsid="00033031"/>
    </style:style>
    <style:style style:name="P2" style:family="paragraph" style:parent-style-name="Standard">
      <style:text-properties style:font-name="Arial " officeooo:rsid="00033031" officeooo:paragraph-rsid="00033031"/>
    </style:style>
    <style:style style:name="P3" style:family="paragraph" style:parent-style-name="Standard">
      <style:text-properties style:font-name="Arial " officeooo:rsid="0005186f" officeooo:paragraph-rsid="0005186f"/>
    </style:style>
    <style:style style:name="P4" style:family="paragraph" style:parent-style-name="Standard">
      <style:text-properties style:font-name="Arial " officeooo:rsid="00061a68" officeooo:paragraph-rsid="00061a68"/>
    </style:style>
    <style:style style:name="P5" style:family="paragraph" style:parent-style-name="Standard">
      <style:text-properties style:font-name="Arial " officeooo:rsid="0006e9bf" officeooo:paragraph-rsid="0006e9bf"/>
    </style:style>
    <style:style style:name="P6" style:family="paragraph" style:parent-style-name="Standard">
      <style:text-properties style:font-name="Arial " fo:font-style="italic" style:text-underline-style="none" fo:font-weight="bold" officeooo:rsid="0006e9bf" officeooo:paragraph-rsid="0006e9bf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 " officeooo:rsid="000987ed" officeooo:paragraph-rsid="000987ed"/>
    </style:style>
    <style:style style:name="P8" style:family="paragraph" style:parent-style-name="Standard">
      <style:text-properties fo:color="#800000" style:font-name="Arial " fo:font-weight="bold" officeooo:rsid="00033031" officeooo:paragraph-rsid="00033031" style:font-weight-asian="bold" style:font-weight-complex="bold"/>
    </style:style>
    <style:style style:name="P9" style:family="paragraph" style:parent-style-name="Standard">
      <style:text-properties fo:color="#800000" style:font-name="Arial " fo:font-weight="bold" officeooo:rsid="0005186f" officeooo:paragraph-rsid="0005186f" style:font-weight-asian="bold" style:font-weight-complex="bold"/>
    </style:style>
    <style:style style:name="P10" style:family="paragraph" style:parent-style-name="Standard">
      <style:text-properties fo:color="#800000" style:font-name="Arial " fo:font-weight="bold" officeooo:rsid="00061a68" officeooo:paragraph-rsid="00061a68" style:font-weight-asian="bold" style:font-weight-complex="bold"/>
    </style:style>
    <style:style style:name="P11" style:family="paragraph" style:parent-style-name="Standard">
      <style:text-properties fo:color="#800000" style:font-name="Arial " fo:font-weight="bold" officeooo:rsid="0006e9bf" officeooo:paragraph-rsid="0006e9bf" style:font-weight-asian="bold" style:font-weight-complex="bold"/>
    </style:style>
    <style:style style:name="T1" style:family="text">
      <style:text-properties officeooo:rsid="0005186f"/>
    </style:style>
    <style:style style:name="T2" style:family="text">
      <style:text-properties officeooo:rsid="00061a68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officeooo:rsid="00077a95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sé : La fonte du bronze au XVème siècle </text:p>
      <text:p text:style-name="P1"/>
      <text:p text:style-name="P1">Introduction : </text:p>
      <text:p text:style-name="P2">Trois âges : trecento, quattrocento, cinquecento </text:p>
      <text:p text:style-name="P2">Médicis </text:p>
      <text:p text:style-name="P2"/>
      <text:p text:style-name="P2">Contexte historique : humanisme tourné vers le passé </text:p>
      <text:p text:style-name="P2">solide socle historique, ruine de Rome, Pétarque (âge médiéval et antique renait), renaissance : renovation d’une grandeur passé, Florence : population diviser en 3 = principal ville, république démocratique, famille des Médicis </text:p>
      <text:p text:style-name="P2"/>
      <text:p text:style-name="P2">Les portes du Paradis, Lorenzo Ghibert : concour 1401 : : les porte du Paradis, première compétion artistique des temps modernes, panneaux organisé comme tableaux : </text:p>
      <text:p text:style-name="P2">- la sacrifice d’Isaac, cycle de Joseph</text:p>
      <text:p text:style-name="P2">= espace contrôle </text:p>
      <text:p text:style-name="P2">Donatello s’inspire de Ghiberti </text:p>
      <text:p text:style-name="P2"/>
      <text:p text:style-name="P8"><text:span text:style-name="T1">→ </text:span>Le stacciato de Donatello : <text:span text:style-name="T1">le banquet d’Hérode </text:span></text:p>
      <text:p text:style-name="P2">- él<text:span text:style-name="T1">ève de Ghiberti</text:span></text:p>
      <text:p text:style-name="P3">- nouvelle technique</text:p>
      <text:p text:style-name="P3">- Brunelleschi</text:p>
      <text:p text:style-name="P3">Compostion d’une table U : profondeur + arcades </text:p>
      <text:p text:style-name="P3">- Hérode et Salomé</text:p>
      <text:p text:style-name="P3">- St jean Baptiste, Salomé demande sa tête apporter sur un plateau </text:p>
      <text:p text:style-name="P3">- se déroule dans la surface du tableau</text:p>
      <text:p text:style-name="P3">- salomé position dansante → Ménade dansante = reprise de l’antique</text:p>
      <text:p text:style-name="P3">→ le banquet d’Hérode, Filippo Lippi, fresque de la cathédrale de Porto </text:p>
      <text:p text:style-name="P3"/>
      <text:p text:style-name="P9">→ Donatello, Miracle de l’ânesse de Rimmi, bas relief de la Basilique de Padoue 1447 50 </text:p>
      <text:p text:style-name="P3">- 20 ans plus tard : meilleure perspective, plus riche et plus complexe</text:p>
      <text:p text:style-name="P3">- âne à manger</text:p>
      <text:p text:style-name="P3">- église avec trois nefs</text:p>
      <text:p text:style-name="P3">- intensité dramatique et théâtre : individualiser d’une émotion forte</text:p>
      <text:p text:style-name="P3">- amat de drapé bouillonnant : rappel à l’antique</text:p>
      <text:p text:style-name="P3"/>
      <text:p text:style-name="P3">Ghilberti et Donatello le retour de la statuaire du bronze : </text:p>
      <text:p text:style-name="P3"/>
      <text:p text:style-name="P3"><text:span text:style-name="T3">→ Lorenzo Ghilberti Saint Jean Baptiste</text:span> : plus grande statue en ronde bosse de bronze, à Florence, visage antiquisant (la chevelure), joue creusé, = gothique international </text:p>
      <text:p text:style-name="P3"/>
      <text:p text:style-name="P9">→ Donatello : Saint louis de toulouse 1422 25 : </text:p>
      <text:p text:style-name="P3">bronze doré, argent émaux et cristaux de roche 226cm <text:s/>Santa croce </text:p>
      <text:p text:style-name="P3">- geste de bénédiction : orateur romain </text:p>
      <text:p text:style-name="P3"/>
      <text:p text:style-name="P3">= valeur sacré et politique </text:p>
      <text:p text:style-name="P3"/>
      <text:p text:style-name="P3">Le David : </text:p>
      <text:p text:style-name="P3">Donatello : grand bronze fondu dpuis l’antiquité, ré apparition du nu, commande des Médicis pour leur palais </text:p>
      <text:p text:style-name="P3">-retour à l’amour et respect du corps des grecques </text:p>
      <text:p text:style-name="P3">- contraposto</text:p>
      <text:p text:style-name="P3"><text:soft-page-break/>- unité publique</text:p>
      <text:p text:style-name="P3">- féminisation</text:p>
      <text:p text:style-name="P3">- personnage intériorisé</text:p>
      <text:p text:style-name="P3">- en pleine réalisation de son acte</text:p>
      <text:p text:style-name="P3">- savour sa victoire en écrasant la tête de Goliath</text:p>
      <text:p text:style-name="P3">- pour Côme de Médicis</text:p>
      <text:p text:style-name="P3">- 1430</text:p>
      <text:p text:style-name="P3">1m58 </text:p>
      <text:p text:style-name="P3">- citoyens soyez vainqueur</text:p>
      <text:p text:style-name="P3">- opposition entre la guerre et la paix</text:p>
      <text:p text:style-name="P3">- culture Florence (David) et Milan (Goliath)</text:p>
      <text:p text:style-name="P3">- représente la début du pouvoir de G comme le pouvoir important des Médicis à Florence</text:p>
      <text:p text:style-name="P3"/>
      <text:p text:style-name="P3"/>
      <text:p text:style-name="P3">→ Donatello : Judith et Holopherne 1453 60 236cm Sala del Gigli Palazzo Vecchio </text:p>
      <text:p text:style-name="P3">- prend son épée d’or, tient la tête du général et écrase parties du général, vêtue à l’antique, visage délicat diff avec son acte</text:p>
      <text:p text:style-name="P3">- me^me fonction que David : politique message : combat de la liberté de la vêtue</text:p>
      <text:p text:style-name="P3"/>
      <text:p text:style-name="P3">→ David 1472 75 126cm Palais du Bargello <text:span text:style-name="T2">Verocchio </text:span></text:p>
      <text:p text:style-name="P3">- sourire adolescent</text:p>
      <text:p text:style-name="P3">- modeler de ses traits</text:p>
      <text:p text:style-name="P3">- psychologie des figures</text:p>
      <text:p text:style-name="P4">- Pierre de Médicis commande</text:p>
      <text:p text:style-name="P4">- Goliath : famille qui pourrait être ennemi des Médicis</text:p>
      <text:p text:style-name="P4"/>
      <text:p text:style-name="P4"/>
      <text:p text:style-name="P4">=<text:span text:style-name="T3"> David de Michel Ange 1501</text:span> : même figure peut être interpréter différement : </text:p>
      <text:p text:style-name="P4">- pas le même momet</text:p>
      <text:p text:style-name="P4">- position détendu et juvénille/homme virile et mûr</text:p>
      <text:p text:style-name="P4"/>
      <text:p text:style-name="P4">Vers la politisation de l’art </text:p>
      <text:p text:style-name="P4">A/ la statue équestre </text:p>
      <text:p text:style-name="P4"/>
      <text:p text:style-name="P4">homme et famille représenté = pour le pouvoir politique </text:p>
      <text:p text:style-name="P4"><text:span text:style-name="T3">→ rome antique : 20aine de statue monumental en bronze : Marc Aurèle : place du capitole à Rome </text:span>: seule qui nous est resté </text:p>
      <text:p text:style-name="P4">- au MA la statue équestre continu : plus minimaliste et plus grossière = perte de la technique</text:p>
      <text:p text:style-name="P10">→ Statuaire équestre de Charlemagne : même attribut qu’à l’antique : le globe </text:p>
      <text:p text:style-name="P4"><text:span text:style-name="T3">→ Donatello Gattamelata place de Padoue</text:span> </text:p>
      <text:p text:style-name="P4">- grande réalisation</text:p>
      <text:p text:style-name="P4">- équilibrer</text:p>
      <text:p text:style-name="P4">- très individualiser</text:p>
      <text:p text:style-name="P4">- figé</text:p>
      <text:p text:style-name="P4">- taille humaine comparé à Marc Aurèle : monumental</text:p>
      <text:p text:style-name="P4">- immense épée + amure</text:p>
      <text:p text:style-name="P4">- droite : bâton de commandement et gauche : signe de fatigue : ride, arcades sourcilière froncé</text:p>
      <text:p text:style-name="P4">- cuirasse : antique : une figure de méduse,</text:p>
      <text:p text:style-name="P4">- cheval : problème de poids : le cheval est plus petit que l’homme</text:p>
      <text:p text:style-name="P4">= reconnaissance politique et militaire </text:p>
      <text:p text:style-name="P4"><text:soft-page-break/>- différence avec marc Aurèle : représentation d’un homme italien et non un empereur</text:p>
      <text:p text:style-name="P4">- même technique : fonte à la cire perdu </text:p>
      <text:p text:style-name="P3"/>
      <text:p text:style-name="P11">→ apogé par Andrea des verrobico :</text:p>
      <text:p text:style-name="P5">Alexandro Lepardi </text:p>
      <text:p text:style-name="P5">- œuvre poste mortel</text:p>
      <text:p text:style-name="P5">- l’homme : Gartolomeo : au service de Venise : général des armée : lège sa fortune</text:p>
      <text:p text:style-name="P5">- statue pour qu’il reste immortel</text:p>
      <text:p text:style-name="P5">- reprend l’exemple du Gattamelata</text:p>
      <text:p text:style-name="P5">- cheval : réaliste , fusion entre</text:p>
      <text:p text:style-name="P5">- ne peuvent pas marcher l’un sans l’autre</text:p>
      <text:p text:style-name="P5">- couple cheval/cavalier complémentaire</text:p>
      <text:p text:style-name="P5">- bronze monumental</text:p>
      <text:p text:style-name="P5">- bâton de commandement : lui à le pouvoir</text:p>
      <text:p text:style-name="P5">- cheval : sèle de décoration : défiler officielle</text:p>
      <text:p text:style-name="P5">- musculature</text:p>
      <text:p text:style-name="P5">- torsion exagéré = l’âme italienne</text:p>
      <text:p text:style-name="P5">- technique monumental</text:p>
      <text:p text:style-name="P5"/>
      <text:p text:style-name="P5">La Médaille : </text:p>
      <text:p text:style-name="P11">→ La conjuration de Pazzi </text:p>
      <text:p text:style-name="P5">- deux faces : meutre de Julien de Médicis avec inscription</text:p>
      <text:p text:style-name="P5">-</text:p>
      <text:p text:style-name="P5"/>
      <text:p text:style-name="P6">Conclusion : </text:p>
      <text:p text:style-name="P6">Ville de Florence:Renaissance comme art majeur : la sculpture en fonte de bronze </text:p>
      <text:p text:style-name="P6">Lorenzo Gh<text:span text:style-name="T4">i</text:span>lbert<text:span text:style-name="T4">i</text:span>, Donatello, Andrea Verrochio </text:p>
      <text:p text:style-name="P6">Spécificité régional </text:p>
      <text:p text:style-name="P6">école de Sienne, Padoue </text:p>
      <text:p text:style-name="P5"/>
      <text:p text:style-name="P7">COUR : </text:p>
      <text:p text:style-name="P7"/>
      <text:p text:style-name="P7">Donatello : </text:p>
      <text:p text:style-name="P7">- a une très longue carrière chercher date</text:p>
      <text:p text:style-name="P7">- mort octognaire</text:p>
      <text:p text:style-name="P7">- carrière essentiellement à Florence</text:p>
      <text:p text:style-name="P7">- représente l’école florentine</text:p>
      <text:p text:style-name="P7">- important séjour à Padoue</text:p>
      <text:p text:style-name="P7">- exprime dans les formats différrent : format équestre au bronze de table</text:p>
      <text:p text:style-name="P7">- bronze, terre cuite, bois : matériaux divers</text:p>
      <text:p text:style-name="P7">- recours à plusieurs solution : chaque œuvre est une nouvelle aventure pour lui</text:p>
      <text:p text:style-name="P7">- à l’âge de 20ans avec Nani Dibemco : sur le chantier de st maria del fiore puis se signal pour la sculpture de grandes dimension </text:p>
      <text:p text:style-name="P7">- 1416 : commande our un st Georges pour orsanmichele</text:p>
      <text:p text:style-name="P7">- 1420 travaille avec Michellozzo à Rome, Naple et Trato, mèlee architecture et sculpture</text:p>
      <text:p text:style-name="P7">- participe à l’emprise collective à la décoration du baptistère doré de Sienne</text:p>
      <text:p text:style-name="P7">1433 se confronde à Luca Delle Robia pour la sélection des contorie de la cathédrale de Florence </text:p>
      <text:p text:style-name="P7">1443 : établi pour dix ans à Padoue et réalise la<text:span text:style-name="T5"> Gattamelata</text:span> et bas relief pour le maître autel de la basilique Saint Antonio </text:p>
      <text:p text:style-name="P7">- fonte de grandes statues en bronze : <text:span text:style-name="T5">Judith et Holopherme</text:span> et panneaux pour Saint Lorenzo</text:p>
      <text:p text:style-name="P7"><text:soft-page-break/>David : </text:p>
      <text:p text:style-name="P7">- œuvre qui surprend : personnages nu avec un casque et des bottes : étonnant</text:p>
      <text:p text:style-name="P7">- absence de la fronde et tête de Goliath très moderne = étonnant-</text:p>
      <text:p text:style-name="P7">- allusion politique : Casque ailé : la bohême germanique pour les seigneur → ailes référence à l’aigle impérial, on le retrouve à Vérone : supériorité, et Milan, le casque est la personnification de la ville de Florence, le prestiges des Vesconti est tourné <text:s/>en dérision</text:p>
      <text:p text:style-name="P7">- trou dans le casque : devait avec emblème de Milan : serpent qui mange un enfant : ville vaincu, enlever quand querelle fini</text:p>
      <text:p text:style-name="P7">- commande de la ville de Florence</text:p>
      <text:p text:style-name="P7">- 1430</text:p>
      <text:p text:style-name="P7">- les médicis l’achète</text:p>
      <text:p text:style-name="P7">- david sert à la politique</text:p>
      <text:p text:style-name="P7">- premier fois sur colonne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3:36:06.010000000</meta:creation-date>
    <meta:generator>LibreOffice/5.3.7.2$Windows_X86_64 LibreOffice_project/6b8ed514a9f8b44d37a1b96673cbbdd077e24059</meta:generator>
    <dc:date>2018-01-29T15:27:24.465000000</dc:date>
    <meta:editing-duration>PT1H12M14S</meta:editing-duration>
    <meta:editing-cycles>4</meta:editing-cycles>
    <meta:document-statistic meta:table-count="0" meta:image-count="0" meta:object-count="0" meta:page-count="4" meta:paragraph-count="130" meta:word-count="1132" meta:character-count="6448" meta:non-whitespace-character-count="5395"/>
  </office:meta>
</office:document-meta>
</file>